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Tries<text:tab/>2</text:p>
          <text:p text:style-name="P2">1.1Discontinue oracle<text:tab/>2</text:p>
          <text:p text:style-name="P2">1.2Download sources<text:tab/>2</text:p>
          <text:p text:style-name="P3">2Appendix<text:tab/>3</text:p>
          <text:p text:style-name="P2">2.1Links<text:tab/>3</text:p>
        </text:index-body>
      </text:table-of-content>
      <text:p text:style-name="Standard"/>
      <text:h text:style-name="P5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5" text:outline-level="1">Appendix</text:h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5442794512723694685" text:style-name="L1">
        <text:list-item>
          <text:p text:style-name="P8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8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6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4"/>
      <text:p text:style-name="Horizontal_20_Line"/>
      <text:list xml:id="list4946714608066999747" text:style-name="L2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4-16T16:55:01.56">16:43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6T16:55:01.49</dc:date>
    <meta:editing-duration>PT4H28M14S</meta:editing-duration>
    <meta:editing-cycles>21</meta:editing-cycles>
    <meta:generator>OpenOffice/4.1.2$Win32 OpenOffice.org_project/412m3$Build-9782</meta:generator>
    <meta:document-statistic meta:table-count="0" meta:image-count="0" meta:object-count="0" meta:page-count="6" meta:paragraph-count="116" meta:word-count="719" meta:character-count="5313"/>
  </office:meta>
</office:document-meta>
</file>